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F0000007B66786D6E288C6C8F.png" manifest:media-type="image/png"/>
  <manifest:file-entry manifest:full-path="Pictures/100000000000007F0000007B93404F322D816471.png" manifest:media-type="image/png"/>
  <manifest:file-entry manifest:full-path="Pictures/100000000000007F0000007B69DCCCFA544FF1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4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5cm"/>
    </style:style>
    <style:style style:name="gr5" style:family="graphic" style:parent-style-name="standard">
      <style:graphic-properties draw:stroke="none" svg:stroke-color="#000000" draw:fill="none" draw:fill-color="#ffffff" fo:min-height="1.67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10 Pitch1"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10 Pitch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7cm" svg:x="2.641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cm" svg:height="1.3cm" svg:x="2.541cm" svg:y="6cm">
          <draw:text-box>
            <text:p text:style-name="P2"><text:span text:style-name="T1">Low-res</text:span></text:p>
            <text:p text:style-name="P2"><text:span text:style-name="T1">CNN</text:span></text:p>
          </draw:text-box>
        </draw:frame>
        <draw:custom-shape draw:style-name="gr1" draw:text-style-name="P1" draw:layer="layout" svg:width="1.9cm" svg:height="1.7cm" svg:x="7.341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7cm" svg:x="4.941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cm" svg:height="1.3cm" svg:x="4.941cm" svg:y="6cm">
          <draw:text-box>
            <text:p text:style-name="P2"><text:span text:style-name="T1">Medium-res</text:span></text:p>
            <text:p text:style-name="P2"><text:span text:style-name="T1">CNN</text:span></text:p>
          </draw:text-box>
        </draw:frame>
        <draw:frame draw:style-name="gr2" draw:text-style-name="P3" draw:layer="layout" svg:width="2cm" svg:height="1.3cm" svg:x="7.241cm" svg:y="6cm">
          <draw:text-box>
            <text:p text:style-name="P2"><text:span text:style-name="T1">High-res</text:span></text:p>
            <text:p text:style-name="P2"><text:span text:style-name="T1">CNN</text:span></text:p>
          </draw:text-box>
        </draw:frame>
        <draw:line draw:style-name="gr3" draw:text-style-name="P4" draw:layer="layout" svg:x1="3.641cm" svg:y1="7.4cm" svg:x2="3.641cm" svg:y2="8.5cm">
          <text:p/>
        </draw:line>
        <draw:line draw:style-name="gr3" draw:text-style-name="P4" draw:layer="layout" svg:x1="8.441cm" svg:y1="7.4cm" svg:x2="8.441cm" svg:y2="8.5cm">
          <text:p/>
        </draw:line>
        <draw:line draw:style-name="gr3" draw:text-style-name="P4" draw:layer="layout" svg:x1="5.941cm" svg:y1="7.4cm" svg:x2="5.941cm" svg:y2="8.5cm">
          <text:p/>
        </draw:line>
        <draw:line draw:style-name="gr3" draw:text-style-name="P4" draw:layer="layout" svg:x1="3.641cm" svg:y1="8.5cm" svg:x2="8.441cm" svg:y2="8.5cm">
          <text:p/>
        </draw:line>
        <draw:line draw:style-name="gr3" draw:text-style-name="P4" draw:layer="layout" svg:x1="5.941cm" svg:y1="8.5cm" svg:x2="5.941cm" svg:y2="9.6cm">
          <text:p/>
        </draw:line>
        <draw:custom-shape draw:style-name="gr4" draw:text-style-name="P1" draw:layer="layout" svg:width="3cm" svg:height="2.5cm" svg:x="4.541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926cm" svg:x="4.641cm" svg:y="10.274cm">
          <draw:text-box>
            <text:p text:style-name="P2"><text:span text:style-name="T1">Fully-connected network</text:span></text:p>
          </draw:text-box>
        </draw:frame>
        <draw:frame draw:style-name="gr6" draw:text-style-name="P4" draw:layer="layout" svg:width="3.359cm" svg:height="3.253cm" svg:x="6.741cm" svg:y="1.647cm">
          <draw:image xlink:href="Pictures/100000000000007F0000007B93404F322D816471.png" xlink:type="simple" xlink:show="embed" xlink:actuate="onLoad">
            <text:p/>
          </draw:image>
        </draw:frame>
        <draw:frame draw:style-name="gr6" draw:text-style-name="P4" draw:layer="layout" svg:width="2.459cm" svg:height="2.381cm" svg:x="4.441cm" svg:y="2.419cm">
          <draw:image xlink:href="Pictures/100000000000007F0000007B69DCCCFA544FF117.png" xlink:type="simple" xlink:show="embed" xlink:actuate="onLoad">
            <text:p/>
          </draw:image>
        </draw:frame>
        <draw:frame draw:style-name="gr6" draw:text-style-name="P4" draw:layer="layout" svg:width="1.459cm" svg:height="1.413cm" svg:x="1.7cm" svg:y="2.287cm">
          <draw:image xlink:href="Pictures/100000000000007F0000007B66786D6E288C6C8F.png" xlink:type="simple" xlink:show="embed" xlink:actuate="onLoad">
            <text:p/>
          </draw:image>
        </draw:frame>
        <draw:line draw:style-name="gr7" draw:text-style-name="P4" draw:layer="layout" svg:x1="8.441cm" svg:y1="4.5cm" svg:x2="8.441cm" svg:y2="5.7cm">
          <text:p/>
        </draw:line>
        <draw:line draw:style-name="gr7" draw:text-style-name="P4" draw:layer="layout" svg:x1="5.741cm" svg:y1="4.5cm" svg:x2="5.741cm" svg:y2="5.7cm">
          <text:p/>
        </draw:line>
        <draw:line draw:style-name="gr7" draw:text-style-name="P4" draw:layer="layout" svg:x1="3.241cm" svg:y1="4.5cm" svg:x2="3.241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8:02:35.025931753</meta:creation-date>
    <dc:date>2017-12-06T22:31:15.467920279</dc:date>
    <meta:editing-duration>PT1H17M37S</meta:editing-duration>
    <meta:editing-cycles>4</meta:editing-cycles>
    <meta:generator>LibreOffice/5.1.6.2$Linux_X86_64 LibreOffice_project/10m0$Build-2</meta:generator>
    <meta:document-statistic meta:object-count="19"/>
  </office:meta>
</office:document-meta>
</file>